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svg:stroke-color="#000000" draw:fill-color="#fff5ce" draw:textarea-horizontal-align="justify" draw:textarea-vertical-align="top" draw:auto-grow-height="false" fo:min-height="4.35cm" fo:min-width="6.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ea7500" draw:textarea-vertical-align="top" fo:min-height="15.20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a7500"/>
    </style:style>
    <style:style style:name="P2" style:family="paragraph">
      <style:paragraph-properties fo:margin-left="0.3cm" fo:margin-right="0.3cm" fo:margin-top="0cm" fo:margin-bottom="0cm" fo:line-height="100%" fo:text-align="start" fo:text-indent="0.3cm"/>
      <style:text-properties fo:font-size="14pt" style:font-size-asian="14pt" style:font-size-complex="14pt"/>
    </style:style>
    <style:style style:name="P3" style:family="paragraph">
      <loext:graphic-properties draw:fill-color="#fff5ce"/>
      <style:paragraph-properties fo:margin-left="0.3cm" fo:margin-right="0.3cm" fo:margin-top="0cm" fo:margin-bottom="0cm" fo:line-height="100%" fo:text-align="start" fo:text-indent="0.3cm"/>
      <style:text-properties style:font-name="Ubuntu Mono" fo:font-size="14pt" style:font-size-asian="14pt" style:font-size-complex="14pt"/>
    </style:style>
    <style:style style:name="P4" style:family="paragraph">
      <loext:graphic-properties draw:fill-color="#ffffff"/>
    </style:style>
    <style:style style:name="T1" style:family="text">
      <style:text-properties fo:color="#3465a4"/>
    </style:style>
    <style:style style:name="T2" style:family="text">
      <style:text-properties fo:color="#00a933"/>
    </style:style>
    <style:style style:name="T3" style:family="text">
      <style:text-properties fo:color="#ff0000"/>
    </style:style>
    <style:style style:name="T4" style:family="text">
      <style:text-properties fo:color="#3465a4" style:font-name="Ubuntu Mono" fo:font-weight="bold" style:font-weight-asian="bold" style:font-weight-complex="bold"/>
    </style:style>
    <style:style style:name="T5" style:family="text">
      <style:text-properties fo:color="#3465a4"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999cm" svg:height="15.202cm" svg:x="7.6cm" svg:y="0.251cm">
          <draw:text-box>
            <text:p><text:span text:style-name="T1">placeQueens(chessBoard, column) {</text:span></text:p>
            <text:p><text:span text:style-name="T2"><text:s text:c="2"/></text:span><text:span text:style-name="T2">//If all queens are placed then return true.</text:span></text:p>
            <text:p><text:span text:style-name="T2"><text:s text:c="2"/></text:span><text:span text:style-name="T2">//N is the size of the board.</text:span></text:p>
            <text:p><text:s text:c="2"/>if (column &gt;= N)</text:p>
            <text:p><text:s text:c="4"/>return true;</text:p>
            <text:p><text:s text:c="4"/></text:p>
            <text:p><text:span text:style-name="T2"><text:s text:c="2"/></text:span><text:span text:style-name="T2">//Try placing this queen in all rows one by one</text:span></text:p>
            <text:p><text:s text:c="2"/>for i in 0 to N { <text:s/></text:p>
            <text:p><text:span text:style-name="T2"><text:s text:c="4"/></text:span><text:span text:style-name="T2">//Check if queen can be placed on chessBoard[i][col] <text:s/></text:span></text:p>
            <text:p><text:s text:c="4"/>if ( <text:span text:style-name="T3">canPlace</text:span>(chessBoard, i, column) ) {</text:p>
            <text:p><text:s text:c="2"/><text:span text:style-name="T2"><text:s text:c="4"/></text:span><text:span text:style-name="T2">//Place this queen in chessBoard[i][col]</text:span></text:p>
            <text:p><text:span text:style-name="T2"><text:s text:c="6"/></text:span><text:span text:style-name="T2">//1 represents the queen being placed. 0 is empty.</text:span></text:p>
            <text:p><text:s text:c="6"/>chessBoard[i][column] = 1;</text:p>
            <text:p/>
            <text:p><text:span text:style-name="T2"><text:s text:c="6"/></text:span><text:span text:style-name="T2">//recursively place rest of the queens</text:span></text:p>
            <text:p><text:span text:style-name="T3"><text:s text:c="6"/></text:span><text:span text:style-name="T3">if (placeQueens(chessBoard, column + 1)) </text:span></text:p>
            <text:p><text:span text:style-name="T3"><text:s text:c="8"/></text:span><text:span text:style-name="T3">return true; </text:span><text:s/></text:p>
            <text:p/>
            <text:p><text:span text:style-name="T2"><text:s text:c="6"/></text:span><text:span text:style-name="T2">//If placing queen in chessBoard[i][column] </text:span></text:p>
            <text:p><text:span text:style-name="T2"><text:s text:c="6"/></text:span><text:span text:style-name="T2">//doesn't lead to a solution, then remove that queen </text:span></text:p>
            <text:p><text:s text:c="6"/>chessBoard[i][column] = 0;<text:span text:style-name="T2"> //BACKTRACK</text:span></text:p>
            <text:p><text:s text:c="4"/>}</text:p>
            <text:p><text:s text:c="2"/>}</text:p>
            <text:p><text:span text:style-name="T2"><text:s text:c="2"/></text:span><text:span text:style-name="T2">//If queen cannot be place in any row in this column</text:span></text:p>
            <text:p><text:span text:style-name="T2"><text:s text:c="2"/></text:span><text:span text:style-name="T2">//then return false</text:span></text:p>
            <text:p><text:s text:c="2"/>return false;</text:p>
            <text:p>}</text:p>
          </draw:text-box>
        </draw:frame>
        <draw:custom-shape draw:style-name="gr1" draw:text-style-name="P3" draw:layer="layout" svg:width="7.3cm" svg:height="4.6cm" svg:x="0.1cm" svg:y="0.2cm">
          <text:p text:style-name="P2"><text:span text:style-name="T4">N</text:span><text:span text:style-name="T5"> = </text:span></text:p>
          <text:p text:style-name="P2"><text:span text:style-name="T5">size of the board</text:span></text:p>
          <text:p text:style-name="P2"><text:span text:style-name="T5"/></text:p>
          <text:p text:style-name="P2"><text:span text:style-name="T4">chessBoard</text:span><text:span text:style-name="T5"> = </text:span></text:p>
          <text:p text:style-name="P2"><text:span text:style-name="T5">[][] has either 0/1</text:span></text:p>
          <text:p text:style-name="P2"><text:span text:style-name="T5">0 is empty, 1 is que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000000" svg:stroke-linecap="round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.3cm" fo:text-align="start" fo:text-indent="0.3cm"/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style-name="Regular" style:font-pitch="fixed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2:21:22.891973498</meta:creation-date>
    <dc:date>2020-12-19T12:46:26.994754278</dc:date>
    <meta:editing-duration>PT25M1S</meta:editing-duration>
    <meta:editing-cycles>6</meta:editing-cycles>
    <meta:generator>LibreOffice/6.4.6.2$Linux_X86_64 LibreOffice_project/40$Build-2</meta:generator>
    <meta:document-statistic meta:object-count="25"/>
  </office:meta>
</office:document-meta>
</file>